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2]+[.C2]" office:value-type="float" office:value="24" calcext:value-type="float">
            <text:p>2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8A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]+[.C3]" office:value-type="float" office:value="25" calcext:value-type="float">
            <text:p>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4]+[.C4]" office:value-type="float" office:value="36" calcext:value-type="float">
            <text:p>3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]+[.C5]" office:value-type="float" office:value="36" calcext:value-type="float">
            <text:p>3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6]+[.C6]" office:value-type="float" office:value="37" calcext:value-type="float">
            <text:p>3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7]+[.C7]" office:value-type="float" office:value="47" calcext:value-type="float">
            <text:p>4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8]+[.C8]" office:value-type="float" office:value="48" calcext:value-type="float">
            <text:p>4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9]+[.C9]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7A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0]+[.C10]" office:value-type="float" office:value="64" calcext:value-type="float">
            <text:p>6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11]+[.C11]" office:value-type="float" office:value="71" calcext:value-type="float">
            <text:p>7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CEILING(SUM([.E2:.E11])/12)" office:value-type="float" office:value="38" calcext:value-type="float">
            <text:p>38</text:p>
          </table:table-cell>
          <table:table-cell office:value-type="string" calcext:value-type="string">
            <text:p>ft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E1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14:48:34.347301143</meta:creation-date>
    <dc:date>2025-04-18T17:28:42.591077684</dc:date>
    <meta:editing-duration>PT4H2M28S</meta:editing-duration>
    <meta:editing-cycles>3</meta:editing-cycles>
    <meta:generator>LibreOffice/25.2.2.2$Linux_X86_64 LibreOffice_project/520$Build-2</meta:generator>
    <meta:document-statistic meta:table-count="1" meta:cell-count="66" meta:object-count="0"/>
  </office:meta>
</office:document-meta>
</file>